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14]/[.F14]" office:value-type="float" office:value="1" calcext:value-type="float">
            <text:p>1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11]/[.O11]" office:value-type="float" office:value="0.999999999993567" calcext:value-type="float">
            <text:p>1</text:p>
          </table:table-cell>
          <table:table-cell table:formula="of:=[.M11]-[.O11]" office:value-type="float" office:value="-0.0000000215000000025611" calcext:value-type="float">
            <text:p>-2.15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01" calcext:value-type="float">
            <text:p>-0.7448206321</text:p>
          </table:table-cell>
          <table:table-cell/>
          <table:table-cell table:formula="of:=[.D14]/[.F14]" office:value-type="float" office:value="0.999999999999987" calcext:value-type="float">
            <text:p>1</text:p>
          </table:table-cell>
          <table:table-cell table:formula="of:=[.D14]-[.F14]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14]/[.O14]" office:value-type="float" office:value="0.999999999974038" calcext:value-type="float">
            <text:p>1</text:p>
          </table:table-cell>
          <table:table-cell table:formula="of:=[.M14]-[.O14]" office:value-type="float" office:value="0.0000000000193369764645013" calcext:value-type="float">
            <text:p>1.93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formula="of:=[.D23]/[.F23]" office:value-type="float" office:value="0.999999999993567" calcext:value-type="float">
            <text:p>1</text:p>
          </table:table-cell>
          <table:table-cell table:formula="of:=[.D23]-[.F23]" office:value-type="float" office:value="-0.0000000215000000025611" calcext:value-type="float">
            <text:p>-2.1500000002561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23]/[.O23]" office:value-type="float" office:value="1.00000000083984" calcext:value-type="float">
            <text:p>1.0000000008</text:p>
          </table:table-cell>
          <table:table-cell table:formula="of:=[.M23]-[.O23]" office:value-type="float" office:value="0.00000280680978903547" calcext:value-type="float">
            <text:p>2.81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formula="of:=[.D26]/[.F26]" office:value-type="float" office:value="0.999999999974025" calcext:value-type="float">
            <text:p>1</text:p>
          </table:table-cell>
          <table:table-cell table:formula="of:=[.D26]-[.F26]" office:value-type="float" office:value="0.0000000000193469684717229" calcext:value-type="float">
            <text:p>1.9346968471722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26]/[.O26]" office:value-type="float" office:value="0.999999978309649" calcext:value-type="float">
            <text:p>0.9999999783</text:p>
          </table:table-cell>
          <table:table-cell table:formula="of:=[.M26]-[.O26]" office:value-type="float" office:value="0.000000016155421000974" calcext:value-type="float">
            <text:p>1.6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646178" calcext:value-type="float">
            <text:p>3342.0608164618</text:p>
          </table:table-cell>
          <table:table-cell/>
          <table:table-cell table:formula="of:=[.D35]/[.F35]" office:value-type="float" office:value="1.00000000083984" calcext:value-type="float">
            <text:p>1.0000000008</text:p>
          </table:table-cell>
          <table:table-cell table:formula="of:=[.D35]-[.F35]" office:value-type="float" office:value="0.00000280680978903547" calcext:value-type="float">
            <text:p>2.8068097890354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35]/[.O35]" office:value-type="float" office:value="0.999999999153723" calcext:value-type="float">
            <text:p>0.9999999992</text:p>
          </table:table-cell>
          <table:table-cell table:formula="of:=[.M35]-[.O35]" office:value-type="float" office:value="-0.00000282830978903803" calcext:value-type="float">
            <text:p>-2.8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48296922" calcext:value-type="float">
            <text:p>-0.7448206483</text:p>
          </table:table-cell>
          <table:table-cell/>
          <table:table-cell table:formula="of:=[.D38]/[.F38]" office:value-type="float" office:value="0.999999978309636" calcext:value-type="float">
            <text:p>0.9999999783</text:p>
          </table:table-cell>
          <table:table-cell table:formula="of:=[.D38]-[.F38]" office:value-type="float" office:value="0.0000000161554309929812" calcext:value-type="float">
            <text:p>1.6155430992981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38]/[.O38]" office:value-type="float" office:value="1.00000002166439" calcext:value-type="float">
            <text:p>1.0000000217</text:p>
          </table:table-cell>
          <table:table-cell table:formula="of:=[.M38]-[.O38]" office:value-type="float" office:value="-0.0000000161360840245095" calcext:value-type="float">
            <text:p>-1.6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4" calcext:value-type="float">
            <text:p>3342.060819269</text:p>
          </table:table-cell>
          <table:table-cell/>
          <table:table-cell table:formula="of:=[.D47]/[.F47]" office:value-type="float" office:value="0.999999999999865" calcext:value-type="float">
            <text:p>1</text:p>
          </table:table-cell>
          <table:table-cell table:formula="of:=[.D47]-[.F47]" office:value-type="float" office:value="-0.0000000004501998773776" calcext:value-type="float">
            <text:p>-4.50199877377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formula="of:=[.M47]/[.O47]" office:value-type="float" office:value="0.999999999999865" calcext:value-type="float">
            <text:p>1</text:p>
          </table:table-cell>
          <table:table-cell table:formula="of:=[.M47]-[.O47]" office:value-type="float" office:value="-0.0000000004501998773776" calcext:value-type="float">
            <text:p>-4.5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68" calcext:value-type="float">
            <text:p>-0.7448206321</text:p>
          </table:table-cell>
          <table:table-cell/>
          <table:table-cell table:formula="of:=[.D50]/[.F50]" office:value-type="float" office:value="1.00000000000178" calcext:value-type="float">
            <text:p>1</text:p>
          </table:table-cell>
          <table:table-cell table:formula="of:=[.D50]-[.F50]" office:value-type="float" office:value="-0.0000000000013230527784458" calcext:value-type="float">
            <text:p>-1.323052778445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formula="of:=[.M50]/[.O50]" office:value-type="float" office:value="1.00000000000179" calcext:value-type="float">
            <text:p>1</text:p>
          </table:table-cell>
          <table:table-cell table:formula="of:=[.M50]-[.O50]" office:value-type="float" office:value="-0.00000000000133304478566743" calcext:value-type="float">
            <text:p>-1.3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59]/[.O59]" office:value-type="float" office:value="1.00000000083998" calcext:value-type="float">
            <text:p>1.0000000008</text:p>
          </table:table-cell>
          <table:table-cell table:formula="of:=[.M59]-[.O59]" office:value-type="float" office:value="0.00000280725998891285" calcext:value-type="float">
            <text:p>2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62]/[.O62]" office:value-type="float" office:value="0.99999997830786" calcext:value-type="float">
            <text:p>0.9999999783</text:p>
          </table:table-cell>
          <table:table-cell table:formula="of:=[.M62]-[.O62]" office:value-type="float" office:value="0.0000000161567540457597" calcext:value-type="float">
            <text:p>1.6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71]/[.O71]" office:value-type="float" office:value="0.999999999993702" calcext:value-type="float">
            <text:p>1</text:p>
          </table:table-cell>
          <table:table-cell table:formula="of:=[.M71]-[.O71]" office:value-type="float" office:value="-0.000000021049800125183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74]/[.O74]" office:value-type="float" office:value="0.999999999972248" calcext:value-type="float">
            <text:p>1</text:p>
          </table:table-cell>
          <table:table-cell table:formula="of:=[.M74]-[.O74]" office:value-type="float" office:value="0.0000000000206700212501687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31T17:53:50.592138007</dc:date>
    <dc:creator>Stacha Petrovic</dc:creator>
    <meta:editing-duration>P6DT8H26M1S</meta:editing-duration>
    <meta:editing-cycles>66</meta:editing-cycles>
    <meta:document-statistic meta:table-count="2" meta:cell-count="800" meta:object-count="0"/>
    <meta:user-defined meta:name="qrichtext">1</meta:user-defined>
  </office:meta>
</office:document-meta>
</file>